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EC00000CE4619244F76D70DD3E.png" manifest:media-type="image/png"/>
  <manifest:file-entry manifest:full-path="Pictures/10000000000013EC00000CE4BDB169946DAF3C3C.png" manifest:media-type="image/png"/>
  <manifest:file-entry manifest:full-path="Pictures/10000000000013EC00000CE4EDD26E53B3D88B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6.783cm" svg:x="0.975cm" svg:y="2.399cm">
          <draw:image xlink:href="Pictures/10000000000013EC00000CE4619244F76D70DD3E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2" draw:layer="layout" svg:width="25.939cm" svg:height="16.783cm" svg:x="0.975cm" svg:y="2.399cm">
          <draw:image xlink:href="Pictures/10000000000013EC00000CE4BDB169946DAF3C3C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25.939cm" svg:height="16.783cm" svg:x="0.975cm" svg:y="2.399cm">
          <draw:image xlink:href="Pictures/10000000000013EC00000CE4EDD26E53B3D88BC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4T14:41:42.201000000</meta:creation-date>
    <dc:date>2023-01-14T15:00:31.972000000</dc:date>
    <meta:editing-duration>P1DT2H18M14S</meta:editing-duration>
    <meta:editing-cycles>3</meta:editing-cycles>
    <meta:generator>LibreOffice/7.3.7.2$Windows_X86_64 LibreOffice_project/e114eadc50a9ff8d8c8a0567d6da8f454beeb84f</meta:generator>
    <meta:print-date>2023-01-13T12:44:41.990000000</meta:print-date>
    <meta:document-statistic meta:object-count="3"/>
  </office:meta>
</office:document-meta>
</file>